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5c2f" officeooo:paragraph-rsid="00195c2f" style:font-weight-asian="normal" style:font-weight-complex="normal"/>
    </style:style>
    <style:style style:name="P2" style:family="paragraph" style:parent-style-name="Standard">
      <style:text-properties fo:font-weight="normal" officeooo:paragraph-rsid="00195c2f" style:font-weight-asian="normal" style:font-weight-complex="normal"/>
    </style:style>
    <style:style style:name="P3" style:family="paragraph" style:parent-style-name="Standard">
      <style:text-properties officeooo:paragraph-rsid="00195c2f"/>
    </style:style>
    <style:style style:name="P4" style:family="paragraph" style:parent-style-name="Standard">
      <style:text-properties officeooo:rsid="00195c2f" officeooo:paragraph-rsid="00195c2f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.3118in" style:auto-text-indent="false" style:page-number="auto" fo:background-color="transparent"/>
      <style:text-properties officeooo:paragraph-rsid="00195c2f"/>
    </style:style>
    <style:style style:name="P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paragraph-rsid="00195c2f"/>
    </style:style>
    <style:style style:name="P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95c2f" officeooo:paragraph-rsid="00195c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414" style:font-weight-asian="bold" style:font-weight-complex="bold"/>
    </style:style>
    <style:style style:name="T3" style:family="text">
      <style:text-properties fo:font-weight="bold" officeooo:rsid="00195c2f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bold" officeooo:rsid="00195c2f" style:font-weight-asian="bold" style:font-weight-complex="bold"/>
    </style:style>
    <style:style style:name="T7" style:family="text">
      <style:text-properties fo:color="#ff0000" fo:font-weight="bold" officeooo:rsid="000c4414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5c2f" style:font-weight-asian="normal" style:font-weight-complex="normal"/>
    </style:style>
    <style:style style:name="T10" style:family="text">
      <style:text-properties fo:font-weight="normal" officeooo:rsid="000c441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H</text:span><text:span text:style-name="T1">elp Doctor Patient</text:span></text:p>
      <text:p text:style-name="P3"><text:span text:style-name="T2"/></text:p>
      <text:p text:style-name="P1"><text:span text:style-name="T1">Doctor</text:span> and <text:span text:style-name="T1">Patient information</text:span> can be recorded with <text:span text:style-name="T1">any of the physical tests</text:span>.</text:p>
      <text:p text:style-name="P2"/>
      <text:p text:style-name="P5"><text:span text:style-name="T3">1. </text:span><text:span text:style-name="T6">Doctor</text:span><text:span text:style-name="T9"> box - </text:span><text:span text:style-name="T10">Change the </text:span><text:span text:style-name="T2">Doctor</text:span><text:span text:style-name="T10"> name if it is different from the name in the box.</text:span></text:p>
      <text:p text:style-name="P7"><text:span text:style-name="T2">2. </text:span><text:span text:style-name="T7">Patient ID </text:span><text:span text:style-name="T5">#</text:span><text:span text:style-name="T8"> - </text:span><text:span text:style-name="T10">A new </text:span><text:span text:style-name="T2">Patient ID </text:span><text:span text:style-name="T1"># (</text:span><text:span text:style-name="T2">Number</text:span><text:span text:style-name="T1">)</text:span><text:span text:style-name="T10"> is generated when the GUI is opened. Keep a record elsewhere of the number and patient’s name.</text:span></text:p>
      <text:p text:style-name="P7"><text:span text:style-name="T10">If this is a previous patient, change the Patient ID Number to the patient’s number.</text:span></text:p>
      <text:p text:style-name="P6"><text:span text:style-name="T3">3. </text:span><text:span text:style-name="T7">New Patient ID Number</text:span><text:span text:style-name="T10"> - If a new patient comes after testing someone, You need a new number. Click </text:span><text:span text:style-name="T2">New Patient ID Number</text:span><text:span text:style-name="T10"> to generate a new number </text:span><text:span text:style-name="T9">without having to reopen the GUI, </text:span><text:span text:style-name="T10">and keep a record elsewhere of the number and patient’s name.</text:span></text:p>
      <text:p text:style-name="P6"><text:span text:style-name="T10"/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20T01:11:51.970408732</dc:date>
    <meta:editing-duration>PT13M49S</meta:editing-duration>
    <meta:editing-cycles>1</meta:editing-cycles>
    <meta:document-statistic meta:table-count="0" meta:image-count="0" meta:object-count="0" meta:page-count="1" meta:paragraph-count="6" meta:word-count="123" meta:character-count="648" meta:non-whitespace-character-count="531"/>
    <meta:generator>LibreOffice/6.1.5.2$Linux_ARM_EABI LibreOffice_project/10$Build-2</meta:generator>
  </office:meta>
</office:document-meta>
</file>